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ER MANUAL</text:p>
      <text:p text:style-name="P1"/>
      <text:list xml:id="list479009361" text:style-name="L1">
        <text:list-item>
          <text:p text:style-name="P4">Table of contents:</text:p>
        </text:list-item>
      </text:list>
      <text:p text:style-name="P1"/>
      <text:list xml:id="list1819313841" text:style-name="L2">
        <text:list-item>
          <text:p text:style-name="P5">Introduction:</text:p>
        </text:list-item>
      </text:list>
      <text:p text:style-name="P2"/>
      <text:p text:style-name="P2"/>
      <text:p text:style-name="P2"/>
      <text:list xml:id="list1066976738" text:continue-numbering="true" text:style-name="L2">
        <text:list-item>
          <text:p text:style-name="P5">goals:</text:p>
        </text:list-item>
      </text:list>
      <text:p text:style-name="P2"/>
      <text:p text:style-name="P2"/>
      <text:p text:style-name="P2"/>
      <text:list xml:id="list1171678009" text:continue-numbering="true" text:style-name="L2">
        <text:list-item>
          <text:p text:style-name="P5">Software architectures: </text:p>
        </text:list-item>
      </text:list>
      <text:p text:style-name="P2"/>
      <text:p text:style-name="P2"><text:tab/><text:tab/>The DeathRay software was developed in two parts to achieve its goals. For that, The control architecture of software contains a FPGA part and Gpib devices part. We have these two parts because of the natural processing of them. The FPGA part has unique characteristics. Moreover, the Gpib device has its own unique characteristics too. These characteristics are different in term of connection, output/input methods, results, control, behavior, and other factors. In this manual, we will deal with each part individually. Also, there is an GUI architecture software. This architecture deals with end user. Also, it puts the low control architecture division under one environment (roof) to be controlled from. We are going to call the control architecture as the “low lever/layer” and the GUI architecture as “high level/layer”. </text:p>
      <text:p text:style-name="P2"/>
      <text:list xml:id="list1464200664" text:style-name="L3">
        <text:list-item>
          <text:p text:style-name="P6">Low level: </text:p>
        </text:list-item>
      </text:list>
      <text:p text:style-name="P2"/>
      <text:list xml:id="list1970092531" text:style-name="L4">
        <text:list-item>
          <text:list>
            <text:list-item>
              <text:p text:style-name="P7">FPGA: </text:p>
            </text:list-item>
          </text:list>
        </text:list-item>
      </text:list>
      <text:p text:style-name="P2"/>
      <text:p text:style-name="P2"/>
      <text:list xml:id="list2005828315" text:continue-numbering="true" text:style-name="L4">
        <text:list-item>
          <text:list>
            <text:list-item>
              <text:p text:style-name="P7">Gpib: </text:p>
            </text:list-item>
          </text:list>
        </text:list-item>
      </text:list>
      <text:p text:style-name="P2"/>
      <text:p text:style-name="P2"><text:tab/><text:tab/>Gpib is a network protocol. It stands fo<text:span text:style-name="T1">r “General Purpose Interface Bus”. It is short range digital communications bus specification. Under IEEE, it is called “IEEE-488.1”. <text:s/>It is widely used in automated test and measurement instruments. <text:s/>It has a standardization. It uses “Standard Commands for Programmable Instruments” (SCPI). The SCPI is a standard for syntax and commands to use in controlling programmable test and measurement devices. Under IEEE, it is “IEEE-488.2”. For the software, all devices (except FPGA) supports Gpib network protocol. For that, the software controls these devices via Gpib network by using SCPI commands. Few of SCPI commands are same in every single device (for example, “*IDN?” , “syst:err?”, and few others). However, there are many commands are similar in wide range of devices. For this reason and other reasons, the software has been developed in commands' purpose not in the devices specificness. Also, the software has to have the ability to expend to include new device and new commands. <text:s/>In other words, the Gpib section of the software has “plug-ins” functionality. These plug-ins are called “modules”. Each module does one command's purpose. For example, we have “getvoltageDC” module. This module is used to get the DC voltage value from a given device. So, the module suppose to have the ability to get the DC voltage from but not only include existences devices and the future new devices. For that, these modules has a specific standards. As a developer, you should follow them to make sure that the software has the ability to recognize your work. </text:span></text:p>
      <text:p text:style-name="P2"><text:soft-page-break/><text:span text:style-name="T1">As side note, the software can not deal with the devices directly via Gpib protocol. It required LAN/Gpib server. This server has to have the ability to connect between a computer, which contains the software, and the Gpib device. Moreover, this server maintain the gpib network online. </text:span></text:p>
      <text:p text:style-name="P2"><text:span text:style-name="T1"/></text:p>
      <text:p text:style-name="P2"><text:span text:style-name="T1">Warning: The software does not have a security layer for the server. In other words, if anyone in this universe, who has the IP for server, has the ability of controlling the gpib network. For that, if you want secure network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uter </meta:initial-creator>
    <meta:creation-date>2012-04-09T07:13:09</meta:creation-date>
    <dc:date>2012-04-09T12:54:44</dc:date>
    <dc:creator>computer </dc:creator>
    <meta:editing-duration>PT53M43S</meta:editing-duration>
    <meta:editing-cycles>13</meta:editing-cycles>
    <meta:generator>LibreOffice/3.5$Linux_X86_64 LibreOffice_project/281b639-6baa1d3-ef66a77-d866f25-f36d45f</meta:generator>
    <meta:document-statistic meta:table-count="0" meta:image-count="0" meta:object-count="0" meta:page-count="2" meta:paragraph-count="12" meta:word-count="495" meta:character-count="3044" meta:non-whitespace-character-count="2563"/>
  </office:meta>
</office:document-meta>
</file>